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5.617cm" table:align="left"/>
    </style:style>
    <style:style style:name="Tabla1.A" style:family="table-column">
      <style:table-column-properties style:column-width="1.916cm"/>
    </style:style>
    <style:style style:name="Tabla1.B" style:family="table-column">
      <style:table-column-properties style:column-width="8.968cm"/>
    </style:style>
    <style:style style:name="Tabla1.C" style:family="table-column">
      <style:table-column-properties style:column-width="4.73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5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7" style:family="paragraph" style:parent-style-name="Preformatted_20_Text">
      <style:paragraph-properties fo:margin-top="0cm" fo:margin-bottom="0cm" style:contextual-spacing="false" fo:line-height="114%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9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0" style:family="paragraph" style:parent-style-name="Quotations" style:list-style-name="L1">
      <style:paragraph-properties fo:margin-left="1cm" fo:margin-right="1cm" fo:margin-top="0cm" fo:margin-bottom="0.499cm" style:contextual-spacing="false" fo:line-height="114%" fo:text-indent="0cm" style:auto-text-indent="false" fo:padding="0cm" fo:border="none"/>
      <style:text-properties style:font-name="Google Sans Text"/>
    </style:style>
    <style:style style:name="P11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2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 fo:font-weight="bold" officeooo:rsid="0008f1ea" officeooo:paragraph-rsid="0008f1ea"/>
    </style:style>
    <style:style style:name="P15" style:family="paragraph" style:parent-style-name="Text_20_body">
      <style:text-properties officeooo:rsid="000789ee" officeooo:paragraph-rsid="000789e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1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8" style:family="paragraph" style:parent-style-name="Text_20_body" style:list-style-name="L6">
      <style:paragraph-properties fo:margin-left="0cm" fo:margin-right="0cm" fo:margin-top="0cm" fo:margin-bottom="0.212cm" style:contextual-spacing="false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.049cm" fo:border="0.06pt solid #000000"/>
    </style:style>
    <style:style style:name="T1" style:family="text">
      <style:text-properties fo:font-weight="bold"/>
    </style:style>
    <style:style style:name="T2" style:family="text">
      <style:text-properties fo:font-weight="bold" loext:padding="0.049cm" loext:border="0.06pt solid #000000"/>
    </style:style>
    <style:style style:name="T3" style:family="text">
      <style:text-properties style:font-name="Google Sans Text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font-weight="bold" loext:padding="0.049cm" loext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¡Excelente elección! Pasar de una red social a un <text:span text:style-name="T1">Gestor de Tareas tipo Kanban (Trello)</text:span> es un salto fantástico para dominar las relaciones complejas entre datos y la interactividad del frontend.</text:p>
      <text:p text:style-name="P8">Vamos a diseñar los cimientos de este proyecto. Al ser un sistema jerárquico (Tablero &gt; Lista &gt; Tarea), la estructura de la base de datos es vital.</text:p>
      <text:p text:style-name="Horizontal_20_Line"/>
      <text:h text:style-name="P1" text:outline-level="2">1. Arquitectura de Modelos (El Corazón del Trello)</text:h>
      <text:p text:style-name="P8">Para que las tareas se puedan mover y organizar, necesitamos una estructura clara. Aquí tienes la propuesta de modelos: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<text:span text:style-name="Strong_20_Emphasis"><text:span text:style-name="T3">Modelo</text:span></text:span></text:p>
            </table:table-cell>
            <table:table-cell table:style-name="Tabla1.A1" office:value-type="string">
              <text:p text:style-name="P4"><text:span text:style-name="Strong_20_Emphasis"><text:span text:style-name="T3">Campos Clave</text:span></text:span></text:p>
            </table:table-cell>
            <table:table-cell table:style-name="Tabla1.A1" office:value-type="string">
              <text:p text:style-name="P4"><text:span text:style-name="Strong_20_Emphasis"><text:span text:style-name="T3">Relación</text:span></text:span></text:p>
            </table:table-cell>
          </table:table-row>
        </table:table-header-rows>
        <table:table-row>
          <table:table-cell table:style-name="Tabla1.A1" office:value-type="string">
            <text:p text:style-name="P9">Board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created_at</text:span></text:span><text:span text:style-name="T3">, </text:span><text:span text:style-name="Source_20_Text"><text:span text:style-name="T3">is_private</text:span></text:span></text:p>
          </table:table-cell>
          <table:table-cell table:style-name="Tabla1.A1" office:value-type="string">
            <text:p text:style-name="P5"><text:span text:style-name="Source_20_Text"><text:span text:style-name="T3">owner</text:span></text:span><text:span text:style-name="T3"> (FK a User)</text:span></text:p>
          </table:table-cell>
        </table:table-row>
        <table:table-row>
          <table:table-cell table:style-name="Tabla1.A1" office:value-type="string">
            <text:p text:style-name="P9">TaskList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position</text:span></text:span><text:span text:style-name="T3"> (para el orden)</text:span></text:p>
          </table:table-cell>
          <table:table-cell table:style-name="Tabla1.A1" office:value-type="string">
            <text:p text:style-name="P5"><text:span text:style-name="Source_20_Text"><text:span text:style-name="T3">board</text:span></text:span><text:span text:style-name="T3"> (FK a Board)</text:span></text:p>
          </table:table-cell>
        </table:table-row>
        <table:table-row>
          <table:table-cell table:style-name="Tabla1.A1" office:value-type="string">
            <text:p text:style-name="P9">Task</text:p>
          </table:table-cell>
          <table:table-cell table:style-name="Tabla1.A1" office:value-type="string">
            <text:p text:style-name="P5"><text:span text:style-name="Source_20_Text"><text:span text:style-name="T3">title</text:span></text:span><text:span text:style-name="T3">, </text:span><text:span text:style-name="Source_20_Text"><text:span text:style-name="T3">description</text:span></text:span><text:span text:style-name="T3">, </text:span><text:span text:style-name="Source_20_Text"><text:span text:style-name="T3">due_date</text:span></text:span><text:span text:style-name="T3">, </text:span><text:span text:style-name="Source_20_Text"><text:span text:style-name="T3">priority</text:span></text:span><text:span text:style-name="T3">, </text:span><text:span text:style-name="Source_20_Text"><text:span text:style-name="T3">position</text:span></text:span></text:p>
          </table:table-cell>
          <table:table-cell table:style-name="Tabla1.A1" office:value-type="string">
            <text:p text:style-name="P5"><text:span text:style-name="Source_20_Text"><text:span text:style-name="T3">task_list</text:span></text:span><text:span text:style-name="T3"> (FK a TaskList)</text:span></text:p>
          </table:table-cell>
        </table:table-row>
        <table:table-row>
          <table:table-cell table:style-name="Tabla1.A1" office:value-type="string">
            <text:p text:style-name="P9">Label</text:p>
          </table:table-cell>
          <table:table-cell table:style-name="Tabla1.A1" office:value-type="string">
            <text:p text:style-name="P5"><text:span text:style-name="Source_20_Text"><text:span text:style-name="T3">name</text:span></text:span><text:span text:style-name="T3">, </text:span><text:span text:style-name="Source_20_Text"><text:span text:style-name="T3">color</text:span></text:span><text:span text:style-name="T3"> (hexadecimal)</text:span></text:p>
          </table:table-cell>
          <table:table-cell table:style-name="Tabla1.A1" office:value-type="string">
            <text:p text:style-name="P5"><text:span text:style-name="T3">ManyToMany con </text:span><text:span text:style-name="Source_20_Text"><text:span text:style-name="T3">Task</text:span></text:span></text:p>
          </table:table-cell>
        </table:table-row>
      </table:table>
      <text:p text:style-name="Horizontal_20_Line"/>
      <text:h text:style-name="P1" text:outline-level="2">2. Definición de los Modelos en Django</text:h>
      <text:p text:style-name="P6"><text:span text:style-name="T3">Siguiendo tu estilo de mantener todo organizado, aquí tienes cómo se verían los modelos en tu </text:span><text:span text:style-name="Source_20_Text"><text:span text:style-name="T3">models.py</text:span></text:span><text:span text:style-name="T3">:</text:span></text:p>
      <text:p text:style-name="P8">Python</text:p>
      <text:p text:style-name="P3"><text:span text:style-name="Source_20_Text"><text:span text:style-name="T3">from django.db import models</text:span></text:span></text:p>
      <text:p text:style-name="P3"><text:span text:style-name="Source_20_Text"><text:span text:style-name="T3">from django.contrib.auth.models import User</text:span></text:span></text:p>
      <text:p text:style-name="P7"/>
      <text:p text:style-name="P3"><text:span text:style-name="Source_20_Text"><text:span text:style-name="T3">class Board(models.Model):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owner = models.ForeignKey(User, on_delete=models.CASCADE, related_name="owned_boards")</text:span></text:span></text:p>
      <text:p text:style-name="P3"><text:span text:style-name="Source_20_Text"><text:s text:c="4"/></text:span><text:span text:style-name="Source_20_Text"><text:span text:style-name="T3">members = models.ManyToManyField(User, related_name="boards")</text:span></text:span></text:p>
      <text:p text:style-name="P3"><text:span text:style-name="Source_20_Text"><text:s text:c="4"/></text:span><text:span text:style-name="Source_20_Text"><text:span text:style-name="T3">created_at = models.DateTimeField(auto_now_add=True)</text:span></text:span></text:p>
      <text:p text:style-name="P7"/>
      <text:p text:style-name="P3"><text:span text:style-name="Source_20_Text"><text:s text:c="4"/></text:span><text:span text:style-name="Source_20_Text"><text:span text:style-name="T3">def __str__(self):</text:span></text:span></text:p>
      <text:p text:style-name="P3"><text:span text:style-name="Source_20_Text"><text:s text:c="8"/></text:span><text:span text:style-name="Source_20_Text"><text:span text:style-name="T3">return self.title</text:span></text:span></text:p>
      <text:p text:style-name="P7"/>
      <text:p text:style-name="P3"><text:span text:style-name="Source_20_Text"><text:span text:style-name="T3">class TaskList(models.Model):</text:span></text:span></text:p>
      <text:p text:style-name="P3"><text:span text:style-name="Source_20_Text"><text:s text:c="4"/></text:span><text:span text:style-name="Source_20_Text"><text:span text:style-name="T3">board = models.ForeignKey(Board, on_delete=models.CASCADE, related_name="lists")</text:span></text:span></text:p>
      <text:p text:style-name="P3"><text:span text:style-name="Source_20_Text"><text:s text:c="4"/></text:span><text:span text:style-name="Source_20_Text"><text:span text:style-name="T3">title = models.CharField(max_length=100)</text:span></text:span></text:p>
      <text:p text:style-name="P3"><text:span text:style-name="Source_20_Text"><text:s text:c="4"/></text:span><text:span text:style-name="Source_20_Text"><text:span text:style-name="T3">position = models.PositiveIntegerField(default=0) # Para arrastrar y soltar</text:span></text:span></text:p>
      <text:p text:style-name="P7"><text:soft-page-break/></text:p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P7"/>
      <text:p text:style-name="P3"><text:span text:style-name="Source_20_Text"><text:span text:style-name="T3">class Task(models.Model):</text:span></text:span></text:p>
      <text:p text:style-name="P7"><text:span text:style-name="Source_20_Text"><text:s text:c="4"/></text:span><text:span text:style-name="Source_20_Text"><text:span text:style-name="T3">PRIORITY_CHOICES = [</text:span></text:span></text:p>
      <text:p text:style-name="P3"><text:span text:style-name="Source_20_Text"><text:s text:c="8"/></text:span><text:span text:style-name="Source_20_Text"><text:span text:style-name="T3">('low', 'Baja'),</text:span></text:span></text:p>
      <text:p text:style-name="P3"><text:span text:style-name="Source_20_Text"><text:s text:c="8"/></text:span><text:span text:style-name="Source_20_Text"><text:span text:style-name="T3">('medium', 'Media'),</text:span></text:span></text:p>
      <text:p text:style-name="P3"><text:span text:style-name="Source_20_Text"><text:s text:c="8"/></text:span><text:span text:style-name="Source_20_Text"><text:span text:style-name="T3">('high', 'Alta'),</text:span></text:span></text:p>
      <text:p text:style-name="P7"><text:span text:style-name="Source_20_Text"><text:s text:c="4"/></text:span><text:span text:style-name="Source_20_Text"><text:span text:style-name="T3">]</text:span></text:span></text:p>
      <text:p text:style-name="P7"/>
      <text:p text:style-name="P3"><text:span text:style-name="Source_20_Text"><text:s text:c="4"/></text:span><text:span text:style-name="Source_20_Text"><text:span text:style-name="T3">task_list = models.ForeignKey(TaskList, on_delete=models.CASCADE, related_name="tasks")</text:span></text:span></text:p>
      <text:p text:style-name="P3"><text:span text:style-name="Source_20_Text"><text:s text:c="4"/></text:span><text:span text:style-name="Source_20_Text"><text:span text:style-name="T3">title = models.CharField(max_length=200)</text:span></text:span></text:p>
      <text:p text:style-name="P3"><text:span text:style-name="Source_20_Text"><text:s text:c="4"/></text:span><text:span text:style-name="Source_20_Text"><text:span text:style-name="T3">description = models.TextField(blank=True)</text:span></text:span></text:p>
      <text:p text:style-name="P3"><text:span text:style-name="Source_20_Text"><text:s text:c="4"/></text:span><text:span text:style-name="Source_20_Text"><text:span text:style-name="T3">assigned_to = models.ForeignKey(User, on_delete=models.SET_NULL, null=True, blank=True)</text:span></text:span></text:p>
      <text:p text:style-name="P3"><text:span text:style-name="Source_20_Text"><text:s text:c="4"/></text:span><text:span text:style-name="Source_20_Text"><text:span text:style-name="T3">priority = models.CharField(max_length=10, choices=PRIORITY_CHOICES, default='medium')</text:span></text:span></text:p>
      <text:p text:style-name="P3"><text:span text:style-name="Source_20_Text"><text:s text:c="4"/></text:span><text:span text:style-name="Source_20_Text"><text:span text:style-name="T3">due_date = models.DateTimeField(null=True, blank=True)</text:span></text:span></text:p>
      <text:p text:style-name="P3"><text:span text:style-name="Source_20_Text"><text:s text:c="4"/></text:span><text:span text:style-name="Source_20_Text"><text:span text:style-name="T3">position = models.PositiveIntegerField(default=0)</text:span></text:span></text:p>
      <text:p text:style-name="P7"/>
      <text:p text:style-name="P3"><text:span text:style-name="Source_20_Text"><text:s text:c="4"/></text:span><text:span text:style-name="Source_20_Text"><text:span text:style-name="T3">class Meta:</text:span></text:span></text:p>
      <text:p text:style-name="P3"><text:span text:style-name="Source_20_Text"><text:s text:c="8"/></text:span><text:span text:style-name="Source_20_Text"><text:span text:style-name="T3">ordering = ['position']</text:span></text:span></text:p>
      <text:p text:style-name="Horizontal_20_Line"/>
      <text:h text:style-name="P1" text:outline-level="2">3. Estrategia de Desarrollo: El "Plan de Ataque"</text:h>
      <text:p text:style-name="P8">Para no perdernos, te sugiero este orden:</text:p>
      <text:list text:style-name="L1">
        <text:list-item>
          <text:p text:style-name="P11"><text:span text:style-name="T1">Fase 1: Estructura Básica:</text:span> Login/Registro y CRUD de Tableros (una lista simple de tus proyectos).</text:p>
        </text:list-item>
        <text:list-item>
          <text:p text:style-name="P11"><text:span text:style-name="T1">Fase 2: El Tablero Visual:</text:span> Crear la vista donde se vean las columnas (Listas) y las tarjetas (Tareas). Usaremos <text:span text:style-name="T1">Flexbox</text:span> de Bootstrap para que parezca un Kanban real.</text:p>
        </text:list-item>
        <text:list-item>
          <text:p text:style-name="P11"><text:span text:style-name="T1">Fase 3: Movilidad (El Reto):</text:span> Implementar el movimiento de tareas.</text:p>
          <text:p text:style-name="P10"><text:span text:style-name="T1">Mi sugerencia:</text:span> Dado que ya hemos usado HTMX, podemos usar una librería ligera llamada <text:span text:style-name="T1">SortableJS</text:span> junto con HTMX. Es mucho más sencillo que React y permite arrastrar y soltar con persistencia en la base de datos de forma increíble.</text:p>
        </text:list-item>
      </text:list>
      <text:p text:style-name="Horizontal_20_Line"/>
      <text:h text:style-name="P1" text:outline-level="2">4. Primer Paso Práctico</text:h>
      <text:p text:style-name="P8">Antes de meternos con el código complejo, ¿te parece si empezamos creando la aplicación?</text:p>
      <text:p text:style-name="P8"><text:soft-page-break/>Bash</text:p>
      <text:p text:style-name="P3"><text:span text:style-name="Source_20_Text"><text:span text:style-name="T3">python manage.py startapp kanban</text:span></text:span></text:p>
      <text:p text:style-name="P6"><text:span text:style-name="T3">Y no olvides registrarla en tu </text:span><text:span text:style-name="Source_20_Text"><text:span text:style-name="T3">settings.py</text:span></text:span><text:span text:style-name="T3">.</text:span></text:p>
      <text:p text:style-name="Horizontal_20_Line"/>
      <text:h text:style-name="P2" text:outline-level="3">¿Cómo quieres que sigamos?</text:h>
      <text:p text:style-name="P8">Podemos empezar por dos caminos:</text:p>
      <text:list text:style-name="L2">
        <text:list-item>
          <text:p text:style-name="P12"><text:span text:style-name="T1">Camino A:</text:span> Definir las <text:span text:style-name="T1">Vistas de los Tableros</text:span> (crear un tablero y listarlos).</text:p>
        </text:list-item>
        <text:list-item>
          <text:p text:style-name="P12"><text:span text:style-name="T1">Camino B:</text:span> Diseñar el <text:span text:style-name="T1">Frontend inicial</text:span> (el layout del tablero con sus columnas vacías).</text:p>
        </text:list-item>
      </text:list>
      <text:p text:style-name="P13">¿Te gustaría que te prepare los archivos de migración iniciales o prefieres que diseñemos primero el "esqueleto" visual del tablero en HTML/CSS?</text:p>
      <text:p text:style-name="P13"/>
      <text:p text:style-name="P13"/>
      <text:p text:style-name="P15">Responsable de cada tarea y reflejar quien creó la tarea y el tablero</text:p>
      <text:p text:style-name="P15"><text:span text:style-name="Strong_20_Emphasis"><text:span text:style-name="T2">Invitar colaboradores a un tablero</text:span></text:span> (y asignarles tareas).</text:p>
      <text:list text:style-name="L5">
        <text:list-item>
          <text:p text:style-name="P16"><text:span text:style-name="Strong_20_Emphasis"><text:span text:style-name="T2">Roles y permisos</text:span></text:span> (owner/editor/viewer).</text:p>
        </text:list-item>
        <text:list-item>
          <text:p text:style-name="P16"><text:span text:style-name="Strong_20_Emphasis"><text:span text:style-name="T2">Perfil de usuario</text:span></text:span> (nombre, avatar, email).</text:p>
        </text:list-item>
        <text:list-item>
          <text:p text:style-name="P16"><text:span text:style-name="Strong_20_Emphasis"><text:span text:style-name="T2">Lista de usuarios</text:span></text:span> en el tablero + gestión.</text:p>
        </text:list-item>
      </text:list>
      <text:p text:style-name="P15"><text:line-break/>En gestión de usuarios ya tenemos:</text:p>
      <text:list text:style-name="L6">
        <text:list-item>
          <text:p text:style-name="P18">Registro + login + logout</text:p>
        </text:list-item>
        <text:list-item>
          <text:p text:style-name="P18">Activación por email con expiración y reenvío</text:p>
        </text:list-item>
        <text:list-item>
          <text:p text:style-name="P18">Perfil editable (avatar + datos)</text:p>
        </text:list-item>
        <text:list-item>
          <text:p text:style-name="P18">Roles por tablero (owner/editor/viewer)</text:p>
        </text:list-item>
        <text:list-item>
          <text:p text:style-name="P18">Gestión de miembros desde la app</text:p>
        </text:list-item>
      </text:list>
      <text:p text:style-name="P17">Lo que queda si quieres ampliar:</text:p>
      <text:list text:style-name="L7">
        <text:list-item>
          <text:p text:style-name="P19"><text:span text:style-name="Strong_20_Emphasis"><text:span text:style-name="T2">Invitaciones por email</text:span></text:span> para unirse a tableros.</text:p>
        </text:list-item>
        <text:list-item>
          <text:p text:style-name="P19"><text:span text:style-name="Strong_20_Emphasis"><text:span text:style-name="T2">Restricción de asignación de tareas</text:span></text:span> solo a miembros del tablero.</text:p>
        </text:list-item>
        <text:list-item>
          <text:p text:style-name="P19"><text:span text:style-name="Strong_20_Emphasis"><text:span text:style-name="T2">Auditoría básica</text:span></text:span> (quién hizo qué en tareas/tableros).</text:p>
        </text:list-item>
        <text:list-item>
          <text:p text:style-name="P19"><text:span text:style-name="Strong_20_Emphasis"><text:span text:style-name="T2">Cambios de email con verificación</text:span></text:span>.</text:p>
        </text:list-item>
        <text:list-item>
          <text:p text:style-name="P19"><text:span text:style-name="Strong_20_Emphasis"><text:span text:style-name="T2">Restablecer contraseña</text:span></text:span> con plantilla de email personalizada.</text:p>
        </text:list-item>
      </text:list>
      <text:p text:style-name="P15">Todo el alcance principal está cubierto. Opcional pendiente:</text:p>
      <text:list text:style-name="L8">
        <text:list-item>
          <text:p text:style-name="P20"><text:span text:style-name="Strong_20_Emphasis"><text:span text:style-name="T5">Mejoras UX</text:span></text:span><text:span text:style-name="T4"> (más filtros, paginación, modales).</text:span></text:p>
        </text:list-item>
        <text:list-item>
          <text:p text:style-name="P20"><text:soft-page-break/><text:span text:style-name="Strong_20_Emphasis"><text:span text:style-name="T5">Notificaciones adicionales</text:span></text:span><text:span text:style-name="T4"> (vencimiento de tareas, cambios de estado).</text:span></text:p>
        </text:list-item>
        <text:list-item>
          <text:p text:style-name="P20"><text:span text:style-name="Strong_20_Emphasis"><text:span text:style-name="T5">Auditoría avanzada</text:span></text:span><text:span text:style-name="T4"> (filtrar por usuario/fecha).</text:span></text:p>
        </text:list-item>
        <text:list-item>
          <text:p text:style-name="P20"><text:span text:style-name="Strong_20_Emphasis"><text:span text:style-name="T5">Exportación avanzada</text:span></text:span><text:span text:style-name="T4"> (incluir actividad o miembros en JSON).</text:span></text:p>
        </text:list-item>
      </text:list>
      <text:p text:style-name="P17"><text:span text:style-name="T4">Si quieres cerrar con algún ajuste f</text:span>ino, dime.</text:p>
      <text:p text:style-name="P15"/>
      <text:p text:style-name="P14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7T20:27:11.601832755</meta:creation-date>
    <dc:date>2026-02-08T21:07:56.525082451</dc:date>
    <meta:editing-duration>PT4H57M12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4" meta:paragraph-count="92" meta:word-count="625" meta:character-count="4616" meta:non-whitespace-character-count="3976"/>
  </office:meta>
</office:document-meta>
</file>